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aramond" svg:font-family="Garamond, serif"/>
    <style:font-face style:name="MingLiU" svg:font-family="MingLiU"/>
    <style:font-face style:name="Tahoma1" svg:font-family="Tahoma"/>
    <style:font-face style:name="Times New Roman1" svg:font-family="'Times New Roman'"/>
    <style:font-face style:name="arial" svg:font-family="arial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6.999cm" style:rel-width="100%" table:align="left"/>
    </style:style>
    <style:style style:name="表格1.A" style:family="table-column">
      <style:table-column-properties style:column-width="8.498cm" style:rel-column-width="32767*"/>
    </style:style>
    <style:style style:name="表格1.A1" style:family="table-cell">
      <style:table-cell-properties style:vertical-align="middle" fo:background-color="#00ff00" style:border-line-width-left="0.002cm 0.088cm 0.002cm" style:border-line-width-top="0.002cm 0.088cm 0.002cm" style:border-line-width-bottom="0.002cm 0.088cm 0.002cm" fo:padding="0.132cm" fo:border-left="0.092cm double #808080" fo:border-right="none" fo:border-top="0.092cm double #808080" fo:border-bottom="0.092cm double #808080">
        <style:background-image/>
      </style:table-cell-properties>
    </style:style>
    <style:style style:name="表格1.B1" style:family="table-cell">
      <style:table-cell-properties style:vertical-align="middle" fo:background-color="#00ff00" style:border-line-width="0.002cm 0.088cm 0.002cm" fo:padding="0.132cm" fo:border="0.092cm double #808080">
        <style:background-image/>
      </style:table-cell-properties>
    </style:style>
    <style:style style:name="表格1.A2" style:family="table-cell">
      <style:table-cell-properties style:vertical-align="middle" style:border-line-width-left="0.002cm 0.088cm 0.002cm" style:border-line-width-bottom="0.002cm 0.088cm 0.002cm" fo:padding="0.132cm" fo:border-left="0.092cm double #808080" fo:border-right="none" fo:border-top="none" fo:border-bottom="0.092cm double #808080"/>
    </style:style>
    <style:style style:name="表格1.B2" style:family="table-cell">
      <style:table-cell-properties style:vertical-align="middle" style:border-line-width-left="0.002cm 0.088cm 0.002cm" style:border-line-width-right="0.002cm 0.088cm 0.002cm" style:border-line-width-bottom="0.002cm 0.088cm 0.002cm" fo:padding="0.132cm" fo:border-left="0.092cm double #808080" fo:border-right="0.092cm double #808080" fo:border-top="none" fo:border-bottom="0.092cm double #808080"/>
    </style:style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style:use-window-font-color="true" style:font-name="MingLiU" fo:font-size="9.5pt" style:font-name-asian="MingLiU" style:font-size-asian="9.5pt" style:font-name-complex="MingLiU" style:font-size-complex="9.5pt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letter-spacing="normal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background-color="#ffff00">
        <style:background-image/>
      </style:paragraph-properties>
      <style:text-properties fo:font-variant="normal" fo:text-transform="none" fo:letter-spacing="normal" fo:font-style="normal" fo:font-weight="bold" fo:background-color="#ffff00"/>
    </style:style>
    <style:style style:name="P7" style:family="paragraph" style:parent-style-name="Text_20_body">
      <style:paragraph-properties fo:margin-left="0cm" fo:margin-right="0cm" fo:margin-top="0cm" fo:margin-bottom="0.353cm" style:line-height-at-least="0.476cm" fo:text-align="justify" style:justify-single-word="false" fo:orphans="2" fo:widows="2" fo:text-indent="0cm" style:auto-text-indent="false"/>
      <style:text-properties fo:font-variant="normal" fo:text-transform="none" fo:color="#5a5a5a" fo:letter-spacing="normal" fo:background-color="#ffffff"/>
    </style:style>
    <style:style style:name="P8" style:family="paragraph" style:parent-style-name="Text_20_body">
      <style:paragraph-properties fo:text-align="start" style:justify-single-word="false" fo:orphans="2" fo:widows="2" fo:background-color="#ffff00">
        <style:background-image/>
      </style:paragraph-properties>
      <style:text-properties fo:font-variant="normal" fo:text-transform="none" fo:letter-spacing="normal" fo:font-style="normal" fo:font-weight="bold" fo:background-color="#ffff00"/>
    </style:style>
    <style:style style:name="P9" style:family="paragraph" style:parent-style-name="Heading_20_5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10" style:family="paragraph" style:parent-style-name="Heading_20_1">
      <style:text-properties fo:font-variant="normal" fo:text-transform="none" fo:color="#000000" style:font-name="Times New Roman1" fo:letter-spacing="normal" fo:font-style="normal"/>
    </style:style>
    <style:style style:name="P11" style:family="paragraph" style:parent-style-name="Table_20_Contents">
      <style:text-properties fo:font-weight="bold"/>
    </style:style>
    <style:style style:name="P12" style:family="paragraph" style:parent-style-name="Preformatted_20_Text">
      <style:text-properties fo:font-variant="normal" fo:text-transform="none" fo:color="#000000" fo:letter-spacing="normal" fo:font-style="normal" fo:font-weight="normal"/>
    </style:style>
    <style:style style:name="P13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000000" fo:letter-spacing="normal" fo:font-style="normal" fo:font-weight="normal"/>
    </style:style>
    <style:style style:name="P14" style:family="paragraph" style:parent-style-name="Preformatted_20_Text">
      <style:paragraph-properties fo:margin-top="0cm" fo:margin-bottom="0.499cm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bold"/>
    </style:style>
    <style:style style:name="T3" style:family="text">
      <style:text-properties fo:font-variant="normal" fo:text-transform="none" fo:letter-spacing="normal" style:font-style-asian="normal" style:font-weight-asian="normal"/>
    </style:style>
    <style:style style:name="T4" style:family="text">
      <style:text-properties fo:font-style="normal" fo:font-weight="normal"/>
    </style:style>
    <style:style style:name="T5" style:family="text">
      <style:text-properties fo:color="#222222" style:font-name="arial" fo:font-size="10.5pt" fo:font-style="normal" fo:font-weight="normal"/>
    </style:style>
    <style:style style:name="T6" style:family="text">
      <style:text-properties fo:color="#222222" style:font-name="arial" fo:font-size="10.5pt" fo:font-style="normal" fo:font-weight="normal" fo:background-color="#ffffff"/>
    </style:style>
    <style:style style:name="T7" style:family="text">
      <style:text-properties fo:color="#222222" style:font-name-asian="arial" style:font-size-asian="10.5pt" style:font-style-asian="normal" style:font-weight-asian="normal"/>
    </style:style>
    <style:style style:name="T8" style:family="text">
      <style:text-properties fo:color="#222222" fo:background-color="#ffffff" style:font-name-asian="arial" style:font-size-asian="10.5pt" style:font-style-asian="normal" style:font-weight-asian="normal"/>
    </style:style>
    <style:style style:name="T9" style:family="text">
      <style:text-properties style:font-name="Times New Roman1" fo:font-style="normal" style:text-underline-style="solid" style:text-underline-width="auto" style:text-underline-color="font-color" fo:font-weight="normal"/>
    </style:style>
    <style:style style:name="T10" style:family="text">
      <style:text-properties style:font-name-asian="Times New Roman1" style:font-style-asian="normal" style:font-weight-asian="normal"/>
    </style:style>
    <style:style style:name="T11" style:family="text">
      <style:text-properties fo:color="#0000ff" style:font-name="MingLiU" fo:font-size="9.5pt" style:font-name-asian="MingLiU" style:font-size-asian="9.5pt" style:font-name-complex="MingLiU" style:font-size-complex="9.5pt"/>
    </style:style>
    <style:style style:name="T12" style:family="text">
      <style:text-properties style:use-window-font-color="true" style:font-name="MingLiU" fo:font-size="9.5pt" style:font-name-asian="MingLiU" style:font-size-asian="9.5pt" style:font-name-complex="MingLiU" style:font-size-complex="9.5pt"/>
    </style:style>
    <style:style style:name="T13" style:family="text">
      <style:text-properties fo:color="#2b91af" style:font-name="MingLiU" fo:font-size="9.5pt" style:font-name-asian="MingLiU" style:font-size-asian="9.5pt" style:font-name-complex="MingLiU" style:font-size-complex="9.5pt"/>
    </style:style>
    <style:style style:name="T14" style:family="text">
      <style:text-properties fo:color="#a31515" style:font-name="MingLiU" fo:font-size="9.5pt" style:font-name-asian="MingLiU" style:font-size-asian="9.5pt" style:font-name-complex="MingLiU" style:font-size-complex="9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Q12602 - Nice Licence Plates</text:h>
      <text:p text:style-name="P3"><text:span text:style-name="T3">加拿大 亞伯達省的車牌目前是 </text:span><text:span text:style-name="T2">ABC-0123</text:span><text:span text:style-name="T1"> </text:span><text:span text:style-name="T3">的格式</text:span><text:span text:style-name="T1">(</text:span><text:span text:style-name="T3">三 個英文字母後面四個數字</text:span><text:span text:style-name="T1">)</text:span><text:span text:style-name="T3">。 如果第一部分和第二部分的值差距在 </text:span><text:span text:style-name="T2">100</text:span><text:span text:style-name="T1"> </text:span><text:span text:style-name="T3">以內我們稱這個車牌是</text:span><text:span text:style-name="T1">"nice" </text:span><text:span text:style-name="T3">的。 第一部分的值是用</text:span><text:span text:style-name="T1">26</text:span><text:span text:style-name="T3">進位計算的</text:span><text:span text:style-name="T1">(</text:span><text:span text:style-name="T3">其字元為為</text:span><text:span text:style-name="T1">[A..Z])</text:span><text:span text:style-name="T3">。舉 例來說，如果第一部分是</text:span><text:span text:style-name="T1">"ABC"</text:span><text:span text:style-name="T3">，其值為</text:span><text:span text:style-name="T1">28(0*26^2 + 1*26^1 + 2*26^0)</text:span><text:span text:style-name="T3">，所以這個車牌</text:span><text:span text:style-name="T1">"ABC-0123"</text:span><text:span text:style-name="T3">是</text:span><text:span text:style-name="T1">nice </text:span><text:span text:style-name="T3">的，因為</text:span><text:span text:style-name="T1">|28-123|&lt;=100</text:span><text:span text:style-name="T3">。 給定一個車牌號碼表，你的程式要能判斷車牌是不是</text:span><text:span text:style-name="T1">nice</text:span><text:span text:style-name="T3">。</text:span></text:p>
      <text:p text:style-name="P4"><draw:frame draw:style-name="fr1" draw:name="圖形1" text:anchor-type="as-char" svg:width="4.63cm" svg:height="3.043cm" draw:z-index="0"><draw:image xlink:href="http://luckycat.kshs.kh.edu.tw/homework/p12602.jpg" xlink:type="simple" xlink:show="embed" xlink:actuate="onLoad"/></draw:frame></text:p>
      <text:p text:style-name="P6">Input</text:p>
      <text:p text:style-name="P7"><text:span text:style-name="T7">輸入的第一列含有一個整數</text:span><text:span text:style-name="T5">N (1&lt;=N&lt;=100), </text:span><text:span text:style-name="T7">表示車牌的數量。接下來的</text:span><text:span text:style-name="T5">N</text:span><text:span text:style-name="T7">列，每一列都有一個格式為</text:span><text:span text:style-name="T5">LLL-DDDD </text:span><text:span text:style-name="T7">的車牌。</text:span></text:p>
      <text:p text:style-name="P8">Output</text:p>
      <text:p text:style-name="P5"><text:span text:style-name="T8">對於每一個車牌，根據題目的敘述判斷是否是</text:span><text:span text:style-name="T6">nice</text:span><text:span text:style-name="T8">。格式請參考</text:span><text:span text:style-name="T6">Sample Output</text:span><text:span text:style-name="T8">。</text:span></text:p>
      <table:table table:name="表格1" table:style-name="表格1">
        <table:table-column table:style-name="表格1.A" table:number-columns-repeated="2"/>
        <table:table-row>
          <table:table-cell table:style-name="表格1.A1" office:value-type="string">
            <text:p text:style-name="P11">Sample Input</text:p>
          </table:table-cell>
          <table:table-cell table:style-name="表格1.B1" office:value-type="string">
            <text:p text:style-name="P11">Sample Output</text:p>
          </table:table-cell>
        </table:table-row>
        <table:table-row>
          <table:table-cell table:style-name="表格1.A2" office:value-type="string">
            <text:p text:style-name="P13">2</text:p>
            <text:p text:style-name="P12">ABC-0123</text:p>
            <text:p text:style-name="P14">AAA-9999</text:p>
          </table:table-cell>
          <table:table-cell table:style-name="表格1.B2" office:value-type="string">
            <text:p text:style-name="P13">nice</text:p>
            <text:p text:style-name="P14">not nice</text:p>
          </table:table-cell>
        </table:table-row>
      </table:table>
      <text:h text:style-name="P9" text:outline-level="5"><text:span text:style-name="T10">中 文翻譯：</text:span><text:span text:style-name="T9">ccw</text:span></text:h>
      <text:p text:style-name="Standard"/>
      <text:p text:style-name="Standard"/>
      <text:p text:style-name="P1"><text:span text:style-name="T11">Private</text:span><text:span text:style-name="T12"> </text:span><text:span text:style-name="T11">Sub</text:span><text:span text:style-name="T12"> Form1_Load(</text:span><text:span text:style-name="T11">ByVal</text:span><text:span text:style-name="T12"> sender </text:span><text:span text:style-name="T11">As</text:span><text:span text:style-name="T12"> System.</text:span><text:span text:style-name="T13">Object</text:span><text:span text:style-name="T12">, </text:span><text:span text:style-name="T11">ByVal</text:span><text:span text:style-name="T12"> e </text:span><text:span text:style-name="T11">As</text:span><text:span text:style-name="T12"> System.</text:span><text:span text:style-name="T13">EventArgs</text:span><text:span text:style-name="T12">) </text:span><text:span text:style-name="T11">Handles</text:span><text:span text:style-name="T12"> </text:span><text:span text:style-name="T11">MyBase</text:span><text:span text:style-name="T12">.Load</text:span></text:p>
      <text:p text:style-name="P2"/>
      <text:p text:style-name="P1"><text:span text:style-name="T12"><text:s text:c="8"/>FileOpen(1, </text:span><text:span text:style-name="T14">"in1.txt"</text:span><text:span text:style-name="T12">, 1)</text:span></text:p>
      <text:p text:style-name="P1"><text:span text:style-name="T12"><text:s text:c="8"/>FileOpen(2, </text:span><text:span text:style-name="T14">"out1.txt"</text:span><text:span text:style-name="T12">, 2)</text:span></text:p>
      <text:p text:style-name="P2"/>
      <text:p text:style-name="P1"><text:span text:style-name="T12"><text:s text:c="8"/></text:span><text:span text:style-name="T11">Dim</text:span><text:span text:style-name="T12"> a, b, c, d </text:span><text:span text:style-name="T11">As</text:span><text:span text:style-name="T12"> </text:span><text:span text:style-name="T11">String</text:span></text:p>
      <text:p text:style-name="P1"><text:span text:style-name="T12"><text:s text:c="8"/></text:span><text:span text:style-name="T11">Dim</text:span><text:span text:style-name="T12"> f </text:span><text:span text:style-name="T11">As</text:span><text:span text:style-name="T12"> </text:span><text:span text:style-name="T11">Integer</text:span></text:p>
      <text:p text:style-name="P2"/>
      <text:p text:style-name="P2"><text:s text:c="8"/>f = LineInput(1)</text:p>
      <text:p text:style-name="P2"/>
      <text:p text:style-name="P1"><text:span text:style-name="T12"><text:s text:c="8"/></text:span><text:span text:style-name="T11">For</text:span><text:span text:style-name="T12"> i = 1 </text:span><text:span text:style-name="T11">To</text:span><text:span text:style-name="T12"> f</text:span></text:p>
      <text:p text:style-name="P2"><text:s text:c="12"/>a = LineInput(1)</text:p>
      <text:p text:style-name="P2"/>
      <text:p text:style-name="P1"><text:span text:style-name="T12"><text:s text:c="12"/></text:span><text:span text:style-name="T11">For</text:span><text:span text:style-name="T12"> j = 1 </text:span><text:span text:style-name="T11">To</text:span><text:span text:style-name="T12"> Len(a)</text:span></text:p>
      <text:p text:style-name="P1"><text:span text:style-name="T12"><text:s text:c="16"/></text:span><text:span text:style-name="T11">Select</text:span><text:span text:style-name="T12"> </text:span><text:span text:style-name="T11">Case</text:span><text:span text:style-name="T12"> Mid(a, j, 1)</text:span></text:p>
      <text:p text:style-name="P1"><text:span text:style-name="T12"><text:s text:c="20"/></text:span><text:span text:style-name="T11">Case</text:span><text:span text:style-name="T12"> </text:span><text:span text:style-name="T14">"A"</text:span><text:span text:style-name="T12"> </text:span><text:span text:style-name="T11">To</text:span><text:span text:style-name="T12"> </text:span><text:span text:style-name="T14">"Z"</text:span></text:p>
      <text:p text:style-name="P2"><text:s text:c="24"/>b = Val(b) + (Asc(Mid(a, j, 1)) - 65) * 26 ^ (3 - j)</text:p>
      <text:p text:style-name="P1"><text:span text:style-name="T12"><text:s text:c="20"/></text:span><text:span text:style-name="T11">Case</text:span><text:span text:style-name="T12"> </text:span><text:span text:style-name="T14">"0"</text:span><text:span text:style-name="T12"> </text:span><text:span text:style-name="T11">To</text:span><text:span text:style-name="T12"> </text:span><text:span text:style-name="T14">"9"</text:span></text:p>
      <text:p text:style-name="P2"><text:s text:c="24"/>c = c &amp; Mid(a, j, 1)</text:p>
      <text:p text:style-name="P1"><text:span text:style-name="T12"><text:s text:c="16"/></text:span><text:span text:style-name="T11">End</text:span><text:span text:style-name="T12"> </text:span><text:span text:style-name="T11">Select</text:span></text:p>
      <text:p text:style-name="P1"><text:span text:style-name="T12"><text:s text:c="12"/></text:span><text:span text:style-name="T11">Next</text:span></text:p>
      <text:p text:style-name="P2"><text:soft-page-break/></text:p>
      <text:p text:style-name="P1"><text:span text:style-name="T12"><text:s text:c="12"/></text:span><text:span text:style-name="T11">If</text:span><text:span text:style-name="T12"> </text:span><text:span text:style-name="T13">Math</text:span><text:span text:style-name="T12">.Abs(Val(b) - Val(c)) &lt;= 100 </text:span><text:span text:style-name="T11">Then</text:span></text:p>
      <text:p text:style-name="P2"/>
      <text:p text:style-name="P1"><text:span text:style-name="T12"><text:s text:c="16"/></text:span><text:span text:style-name="T11">If</text:span><text:span text:style-name="T12"> i = f </text:span><text:span text:style-name="T11">Then</text:span></text:p>
      <text:p text:style-name="P1"><text:span text:style-name="T12"><text:s text:c="20"/>Print(2, </text:span><text:span text:style-name="T14">"nice"</text:span><text:span text:style-name="T12">)</text:span></text:p>
      <text:p text:style-name="P1"><text:span text:style-name="T12"><text:s text:c="16"/></text:span><text:span text:style-name="T11">Else</text:span></text:p>
      <text:p text:style-name="P1"><text:span text:style-name="T12"><text:s text:c="20"/>PrintLine(2, </text:span><text:span text:style-name="T14">"nice"</text:span><text:span text:style-name="T12">)</text:span></text:p>
      <text:p text:style-name="P1"><text:span text:style-name="T12"><text:s text:c="16"/></text:span><text:span text:style-name="T11">End</text:span><text:span text:style-name="T12"> </text:span><text:span text:style-name="T11">If</text:span></text:p>
      <text:p text:style-name="P2"/>
      <text:p text:style-name="P1"><text:span text:style-name="T12"><text:s text:c="12"/></text:span><text:span text:style-name="T11">Else</text:span></text:p>
      <text:p text:style-name="P2"/>
      <text:p text:style-name="P1"><text:span text:style-name="T12"><text:s text:c="16"/></text:span><text:span text:style-name="T11">If</text:span><text:span text:style-name="T12"> i = f </text:span><text:span text:style-name="T11">Then</text:span></text:p>
      <text:p text:style-name="P1"><text:span text:style-name="T12"><text:s text:c="20"/>Print(2, </text:span><text:span text:style-name="T14">"not nice"</text:span><text:span text:style-name="T12">)</text:span></text:p>
      <text:p text:style-name="P1"><text:span text:style-name="T12"><text:s text:c="16"/></text:span><text:span text:style-name="T11">Else</text:span></text:p>
      <text:p text:style-name="P1"><text:span text:style-name="T12"><text:s text:c="20"/>PrintLine(2, </text:span><text:span text:style-name="T14">"not nice"</text:span><text:span text:style-name="T12">)</text:span></text:p>
      <text:p text:style-name="P1"><text:span text:style-name="T12"><text:s text:c="16"/></text:span><text:span text:style-name="T11">End</text:span><text:span text:style-name="T12"> </text:span><text:span text:style-name="T11">If</text:span></text:p>
      <text:p text:style-name="P2"/>
      <text:p text:style-name="P1"><text:span text:style-name="T12"><text:s text:c="12"/></text:span><text:span text:style-name="T11">End</text:span><text:span text:style-name="T12"> </text:span><text:span text:style-name="T11">If</text:span></text:p>
      <text:p text:style-name="P2"/>
      <text:p text:style-name="P1"><text:span text:style-name="T12"><text:s text:c="12"/>b = </text:span><text:span text:style-name="T14">""</text:span></text:p>
      <text:p text:style-name="P2"><text:s text:c="12"/>c = b</text:p>
      <text:p text:style-name="P2"><text:s text:c="12"/>d = b</text:p>
      <text:p text:style-name="P2"/>
      <text:p text:style-name="P1"><text:span text:style-name="T12"><text:s text:c="8"/></text:span><text:span text:style-name="T11">Next</text:span></text:p>
      <text:p text:style-name="P2"/>
      <text:p text:style-name="P1"><text:span text:style-name="T12"><text:s text:c="4"/></text:span><text:span text:style-name="T11">End</text:span><text:span text:style-name="T12"> </text:span><text:span text:style-name="T11">Sub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aramond" svg:font-family="Garamond, serif"/>
    <style:font-face style:name="MingLiU" svg:font-family="MingLiU"/>
    <style:font-face style:name="Tahoma1" svg:font-family="Tahoma"/>
    <style:font-face style:name="Times New Roman1" svg:font-family="'Times New Roman'"/>
    <style:font-face style:name="arial" svg:font-family="arial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MS Gothic" style:font-size-asian="10pt" style:font-weight-asian="bold" style:font-name-complex="Tahoma" style:font-size-complex="10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7S</meta:editing-duration>
    <meta:editing-cycles>3</meta:editing-cycles>
    <meta:generator>OpenOffice/4.1.3$Win32 OpenOffice.org_project/413m1$Build-9783</meta:generator>
    <dc:date>2018-01-01T21:18:28.84</dc:date>
    <meta:document-statistic meta:table-count="1" meta:image-count="1" meta:object-count="0" meta:page-count="2" meta:paragraph-count="49" meta:word-count="379" meta:character-count="1511"/>
    <meta:user-defined meta:name="Info 1"/>
    <meta:user-defined meta:name="Info 2"/>
    <meta:user-defined meta:name="Info 3"/>
    <meta:user-defined meta:name="Info 4"/>
  </office:meta>
</office:document-meta>
</file>